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 CE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font-name-complex="Arial C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IF([.A4]=0;&quot;równanie nie jest kwadratowerównanie &quot;;IF([.D4]&lt;0;&quot;nie ma pierwiastków&quot;;IF([.D4]=0;&quot;ma jeden pierwiastek kwadratowy&quot;;&quot;ma dwa pierwiastki&quot;)))" office:value-type="string" office:string-value="ma dwa pierwiastki" calcext:value-type="string">
            <text:p>ma dwa pierwiastki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-[.B4]-SQRT([.D4])/2*[.A4]" office:value-type="float" office:value="-4" calcext:value-type="float">
            <text:p>-4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-[.B4]+SQRT([.D4])/2*[.A4]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16:26:50.13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8T16:29:59.666000000</dc:date>
    <meta:print-date>2003-03-03T23:27:53</meta:print-date>
    <meta:editing-cycles>3</meta:editing-cycles>
    <meta:editing-duration>PT8M57S</meta:editing-duration>
    <meta:generator>LibreOffice/5.2.3.3$Windows_x86 LibreOffice_project/d54a8868f08a7b39642414cf2c8ef2f228f780cf</meta:generator>
    <meta:document-statistic meta:table-count="3" meta:cell-count="17" meta:object-count="1"/>
  </office:meta>
</office:document-meta>
</file>